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FreeSerif" svg:font-family="FreeSerif" style:font-family-generic="roman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 style:list-style-name="L1">
      <style:paragraph-properties fo:margin-left="0.508cm" fo:margin-right="0cm" fo:text-indent="0cm" style:auto-text-indent="false"/>
    </style:style>
    <style:style style:name="P2" style:family="paragraph" style:parent-style-name="Normal" style:list-style-name="L2">
      <style:paragraph-properties fo:margin-left="0.508cm" fo:margin-right="0cm" fo:text-indent="0cm" style:auto-text-indent="false"/>
      <style:text-properties fo:font-weight="bold"/>
    </style:style>
    <style:style style:name="P3" style:family="paragraph" style:parent-style-name="Normal" style:list-style-name="L3">
      <style:paragraph-properties fo:margin-left="0.508cm" fo:margin-right="0cm" fo:text-indent="0cm" style:auto-text-indent="false"/>
    </style:style>
    <style:style style:name="P4" style:family="paragraph" style:parent-style-name="Normal">
      <style:paragraph-properties fo:margin-left="0cm" fo:margin-right="0cm" fo:text-indent="0cm" style:auto-text-indent="false"/>
      <style:text-properties fo:font-style="italic"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T3" style:family="text">
      <style:text-properties fo:font-weight="bold"/>
    </style:style>
    <text:list-style style:name="L1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TRODUCCIÓN A LAS REDES LOCALES</text:p>
      <text:list xml:id="list18846472461" text:style-name="L1">
        <text:list-header>
          <text:p text:style-name="P1"><text:line-break/></text:p>
        </text:list-header>
      </text:list>
      <text:p text:style-name="Normal"><text:span text:style-name="T1">1. ¿Qué es una red de área local?</text:span><text:line-break/><text:line-break/><text:span text:style-name="T3">Inserta una definición de red local:</text:span><text:line-break/><text:line-break/><text:line-break/><text:span text:style-name="T3">¿A qué distancia están entre sí los equipos terminales que conecta una red local?</text:span><text:line-break/><text:line-break/><text:line-break/><text:span text:style-name="T3">¿Por qué se crearon inicialmente las redes locales?</text:span><text:line-break/><text:line-break/><text:line-break/><text:span text:style-name="T3">¿Qué papel desempeña el administrador de la red?</text:span><text:line-break/><text:line-break/><text:line-break/><text:span text:style-name="T1">1.1. Beneficios de las redes locales</text:span><text:line-break/><text:line-break/><text:span text:style-name="T3">Inserta los principales beneficios de las redes locales y descríblelos brevemente:</text:span><text:line-break/><text:line-break/><text:line-break/><text:span text:style-name="T1">1.2. Características de las redes locales</text:span><text:line-break/><text:line-break/><text:span text:style-name="T3">¿Qué tipo de cableado se suele utilizar?</text:span><text:line-break/><text:line-break/><text:line-break/><text:span text:style-name="T3">¿Cuál es la velocidad máxima y mínima de transmisión que se suele utilizar en una red local?</text:span><text:line-break/><text:line-break/><text:line-break/><text:span text:style-name="T3">¿Cuál es la distancia máxima típica de los cables que se utilizan?</text:span><text:line-break/><text:line-break/><text:line-break/><text:span text:style-name="T1">2. Componentes básicos de una red local</text:span><text:line-break/><text:line-break/><text:span text:style-name="T1">2.1. Equipos terminales</text:span><text:line-break/><text:line-break/><text:span text:style-name="T3">En una red de datos ¿Qué son los equipos terminales de datos (ETD)?</text:span><text:line-break/><text:line-break/><text:line-break/><text:span text:style-name="T3">Los equipos terminales son conocidos también como hosts. Nombra diferentes tipos de hosts:</text:span><text:line-break/><text:line-break/><text:line-break/><text:span text:style-name="T1">2.2. Servicios y protocolos</text:span><text:line-break/><text:line-break/><text:span text:style-name="T3">Dentro del ámbito de las redes, define servicio y protocolo</text:span><text:line-break/><text:line-break/><text:soft-page-break/><text:line-break/><text:span text:style-name="T3">Nombra y describe brevemente algunos servicios de red</text:span><text:line-break/><text:line-break/><text:line-break/><text:span text:style-name="T3">Normalmente son los servidores los que proporcionan los servicios (de ahí su nombre) ¿Cuando podemos hablar de una arquitectura de red </text:span><text:span text:style-name="T2">cliente/servidor</text:span><text:span text:style-name="T3"> y cuando de una arquitectura de </text:span><text:span text:style-name="T2">igual a igual</text:span><text:span text:style-name="T3"> (P2P)?</text:span><text:line-break/><text:line-break/><text:line-break/><text:span text:style-name="T3">Da algún ejemplo de uso de protocolos en la vida real</text:span><text:line-break/><text:line-break/><text:line-break/><text:span text:style-name="T1">2.3. Medios de transmisión</text:span><text:line-break/><text:line-break/>Un medio de transmisión es el material a través del cual viajan los paquetes de datos que constituyen la información que circula por la red<text:line-break/><text:line-break/>Describe brevemente los siguientes materiales que se pueden utilizar como medios de transmisión e inserta la dirección de Internet (URL) de una imagen en la que se muestre dicho material:<text:line-break/><text:line-break/><text:span text:style-name="T3">Cable telefónico</text:span><text:line-break/><text:line-break/><text:line-break/><text:span text:style-name="T3">Cable coaxial</text:span><text:line-break/><text:line-break/><text:line-break/><text:span text:style-name="T3">Cable UTP</text:span><text:line-break/><text:line-break/><text:line-break/><text:span text:style-name="T3">Cable STP</text:span><text:line-break/><text:line-break/><text:line-break/><text:span text:style-name="T3">Fibra óptica:</text:span><text:line-break/><text:line-break/><text:line-break/>En la comunicación inalámbrica la información se envia a través del aire.<text:line-break/><text:line-break/>El conjunto de ondas que pueden enviarse a través del aire constituyen el espectro electromagnético. Qué frecuencia corresponde a cada uno de los siguientes elementos del espectro electromagnético:<text:line-break/><text:line-break/></text:p>
      <text:list xml:id="list229221582" text:style-name="L2">
        <text:list-item>
          <text:p text:style-name="P2">Rayos gamma:</text:p>
        </text:list-item>
        <text:list-item>
          <text:p text:style-name="P2">Rayos X:</text:p>
        </text:list-item>
        <text:list-item>
          <text:p text:style-name="P2">Luz ultravioleta:</text:p>
        </text:list-item>
        <text:list-item>
          <text:p text:style-name="P2">Rayos infrarrojos:</text:p>
        </text:list-item>
        <text:list-item>
          <text:p text:style-name="P2">Ondas de radio:</text:p>
        </text:list-item>
        <text:list-item>
          <text:p text:style-name="P2"><text:soft-page-break/>Microondas</text:p>
        </text:list-item>
      </text:list>
      <text:p text:style-name="Normal"><text:span text:style-name="T1">2.4. Elementos de conexión</text:span><text:line-break/><text:line-break/>Los elementos de conexión son los dispositivos físicos por los que realmente se realiza la conectividad por la red <text:line-break/><text:line-break/>Los más importantes son los siguientes:<text:line-break/><text:line-break/><text:span text:style-name="T1">Tarjetas de red</text:span><text:line-break/><text:line-break/><text:span text:style-name="T3">¿Con que otro nombre se le conoce?</text:span><text:line-break/><text:line-break/><text:line-break/><text:span text:style-name="T3">¿De qué se encarga?</text:span><text:line-break/><text:line-break/><text:line-break/>Las tarjetas de red que se utilizan en las conexiones a redes con cable <text:span text:style-name="T3">¿Que tipo de conector incluyen (macho o hembra)?</text:span><text:line-break/><text:line-break/><text:line-break/><text:span text:style-name="T1">Conectores</text:span><text:line-break/><text:line-break/>Se definen como los elementos donde termina la conexión del cable. Dependiendo del cable que se utilice, los conectores serán diferentes.<text:line-break/><text:line-break/><text:span text:style-name="T3">¿Cuáles son los conectores más utilizados para los siguientes tipos de cables? Inserta una URL de una imagen de cada uno</text:span><text:line-break/><text:line-break/><text:span text:style-name="T3">Cable UTP y STP</text:span><text:line-break/><text:line-break/><text:line-break/><text:span text:style-name="T3">Cable telefónico</text:span><text:line-break/><text:line-break/><text:line-break/><text:span text:style-name="T3">Cables de tipo coaxial</text:span><text:line-break/><text:line-break/><text:line-break/><text:span text:style-name="T3">Cables de fibra óptica</text:span><text:line-break/><text:line-break/><text:line-break/><text:span text:style-name="T1">Antenas</text:span><text:line-break/><text:line-break/>Se utilizan cuando se implementan redes inalámbricas. En este caso tanto las tarjetas de red como los elementos intermedios poseen antenas en lugar de conectores machos o hembras.<text:line-break/><text:line-break/><text:span text:style-name="T3">¿Cuáles son las principales ventajas del uso de antenas en las redes locales?</text:span><text:line-break/><text:line-break/><text:line-break/><text:soft-page-break/><text:span text:style-name="T3">¿Qué dos tipos básicos de antenas hay?¿En que se diferencian?</text:span><text:line-break/><text:line-break/><text:line-break/><text:span text:style-name="T1">2.5. Equipos intermedios</text:span><text:line-break/><text:line-break/>Los equipos intermedios son nodos de una red local que aparecen colocados entro los equipos terminales. Las funciones principales de estos son:<text:line-break/></text:p>
      <text:list xml:id="list1767585880" text:style-name="L3">
        <text:list-item>
          <text:p text:style-name="P3">Repetición de las señales de red.</text:p>
        </text:list-item>
        <text:list-item>
          <text:p text:style-name="P3">Enrutamiento de paquetes entre redes distintas.</text:p>
        </text:list-item>
        <text:list-item>
          <text:p text:style-name="P3">Hacer de concentrador entre dispositivos de la red</text:p>
        </text:list-item>
      </text:list>
      <text:p text:style-name="Normal"><text:span text:style-name="T3">Describe brevemente los siguientes equipos intermedios e inserta para cada uno una URL (dirección de internet) en la que se muestre una imagen del mismo.</text:span><text:line-break/><text:line-break/><text:span text:style-name="T3">Concentrador o hub</text:span><text:line-break/><text:line-break/><text:line-break/><text:span text:style-name="T3">Puente o bridge</text:span><text:line-break/><text:line-break/><text:line-break/><text:span text:style-name="T3">Conmutador o switch</text:span><text:line-break/><text:line-break/><text:line-break/><text:span text:style-name="T3">Enrutador o router</text:span><text:line-break/><text:line-break/><text:line-break/><text:span text:style-name="T3">Cortafuegos o firewall</text:span><text:line-break/><text:line-break/><text:line-break/><text:span text:style-name="T3">Modem</text:span><text:line-break/><text:line-break/><text:line-break/><text:span text:style-name="T3">Cablemodem</text:span><text:line-break/><text:line-break/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/>
    <style:font-face style:name="FreeSerif" svg:font-family="FreeSerif" style:font-family-generic="roman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>
        <style:background-image/>
      </style:paragraph-properties>
      <style:text-properties fo:color="#000000" style:font-name="Liberation Serif" fo:font-size="12pt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799cm" fo:margin-top="2.799cm" fo:margin-bottom="2.799cm" fo:margin-left="2.799cm" fo:margin-right="2.7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2-09-14T07:40:04</meta:creation-date>
    <meta:editing-duration>P0D</meta:editing-duration>
    <meta:editing-cycles>2</meta:editing-cycles>
    <meta:initial-creator>ivan </meta:initial-creator>
    <dc:date>2012-09-14T07:40:53</dc:date>
    <dc:creator>ivan </dc:creator>
    <meta:document-statistic meta:table-count="0" meta:image-count="0" meta:object-count="0" meta:page-count="4" meta:paragraph-count="14" meta:word-count="602" meta:character-count="3767" meta:non-whitespace-character-count="3093"/>
  </office:meta>
</office:document-meta>
</file>